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align="center" style:justify-single-word="false" fo:text-indent="1.249cm" style:auto-text-indent="false"/>
      <style:text-properties style:font-name="DejaVu Sans" fo:font-size="14pt" style:font-size-asian="14pt" style:font-size-complex="14pt"/>
    </style:style>
    <style:style style:name="P2" style:family="paragraph" style:parent-style-name="Standard">
      <style:paragraph-properties fo:margin-left="0cm" fo:margin-right="0cm" fo:text-align="justify" style:justify-single-word="false" fo:text-indent="1.249cm" style:auto-text-indent="false"/>
      <style:text-properties style:font-name="Liberation Mono" fo:font-size="12pt" style:font-size-asian="12pt" style:font-size-complex="12pt"/>
    </style:style>
    <style:style style:name="P3" style:family="paragraph" style:parent-style-name="Standard" style:master-page-name="Standard">
      <style:paragraph-properties fo:text-align="justify" style:justify-single-word="false" style:page-number="auto"/>
      <style:text-properties style:font-name="Arial" fo:font-size="12pt" style:font-size-asian="12pt" style:font-name-complex="Arial" style:font-size-complex="12pt"/>
    </style:style>
    <style:style style:name="T1" style:family="text">
      <style:text-properties style:font-name-complex="Arial"/>
    </style:style>
    <style:style style:name="T2" style:family="text">
      <style:text-properties officeooo:rsid="001d52d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Henryk Sienkiewicz „Latarnik” – fragment</text:p>
      <text:p text:style-name="P1">Zdawało  <text:span text:style-name="T2">się</text:span> natomiast, że <text:span text:style-name="T2">prześladują</text:span> go wszystkie cztery żywioły. Ci, co go znali, mówili, że nie ma <text:span text:style-name="T2">szczęścia</text:span>, i tym objaśniali wszystko. On sam wreszcie stał <text:span text:style-name="T2">się</text:span> <text:span text:style-name="T2">trochę</text:span> maniakiem. Wierzył, że jakaś <text:span text:style-name="T2">potężna</text:span> a mściwa <text:span text:style-name="T2">ręka</text:span> ściga go <text:span text:style-name="T2">wszędzie</text:span>,      po wszystkich ladach i wodach. Nie lubił jednak o tym mówić; czasem tylko, gdy go pytano, czyja to miała być <text:span text:style-name="T2">ręka</text:span>, ukazywał tajemniczo na <text:span text:style-name="T2">gwiazdę</text:span> polarna i odpowiadał, że to idzie <text:span text:style-name="T2">stamtąd.</text:span>.. Rzeczywiście, niepowodzenia jego były tak stałe, że aż dziwne, i łatwo mogły zabić gwóźdź w głowie, zwłaszcza temu, kto ich doznawał. <text:span text:style-name="T2">Zresztą</text:span> miał cierpliwość Indianina         i wielka, spokojna <text:span text:style-name="T2">siłę</text:span> oporu, jaka płynie z prawości serca. W swoim czasie na <text:span text:style-name="T2">Węgrzech</text:span> dostał kilkanaście <text:span text:style-name="T2">pchnięć</text:span> bagnetem, bo nie chciał chwycić za <text:span text:style-name="T2">strzemię</text:span>, które mu ukazywano jako środek ratunku, i krzyczeć: pardon. Tak samo nie poddawał <text:span text:style-name="T2">się</text:span> i <text:span text:style-name="T2">nieszczęściu.</text:span> Lazł pod <text:span text:style-name="T2">górę</text:span> tak pracowicie,  jak mrówka. <text:span text:style-name="T2">Zepchnięty</text:span> sto razy, rozpoczynał spokojnie swoja podróż po raz setny pierwszy. Był to w swoim rodzaju szczególniejszy dziwak. Stary ten żołnierz, opalony Bóg wie w  jakich ogniach, zahartowany w biedach, bity i kuty, miał serce dziecka. W czasie epidemii na Kubie zapadł na <text:span text:style-name="T2">nią</text:span> dlatego, że oddał chorym wszystka swoja chinin<text:span text:style-name="T2">ę</text:span>, której miał znaczny zapas, nie zostawiwszy sobie ani grana.</text:p>
      <text:p text:style-name="P1"/>
      <text:p text:style-name="P1"/>
      <text:p text:style-name="P2">Było w nim jeszcze i to dziwnego, że po tylu zawodach zawsze był pełen ufności i nie tracił nadziei, że jeszcze wszystko będzie dobrze. W zimie ożywiał się zawsze i przepowiadał jakieś wielkie wypadki. Czekał ich niecierpliwie i myślą o nich żył lata całe... Ale zimy mijały jedne za drugimi i Skawiński doczekał się tylko tego, że ubieliły mu głowę. Wreszcie zestarzał się - począł tracić energię. Cierpliwość jego poczynała być coraz podobniejsza do rezygnacji. Dawny spokój zmienił się w skłonność do roztkliwiania się, i ten hartowny żołnierz jął przeradzać się w beksę, gotowego załzawić się z lada powodu. Prócz tego od czasu do czasu tłukła go najstraszliwsza nostalgia, którą podniecała lada okoliczność: widok jaskółek, szarych ptaków podobnych do wróbli, śniegi na górach lub zasłyszana jakaś nuta, podobna do słyszanej niegdyś... Na koniec opanowała go tylko jedna myśl: myśl spoczynku. Owładnęła ona starcem zupełnie i wchłonęła w siebie wszelkie inne pragnienia i nadzieje. Wieczny tułacz nie mógł już sobie wymarzyć nic bardziej upragnionego, nic droższego nad jaki spokojny kąt, w którym by mógł odpocząć i czekać cicho kresu. Może właśnie dlatego, że szczególne jakieś dziwactwo losu rzucało nim po <text:soft-page-break/>wszystkich morzach i krajach tak, że prawie nie mógł tchu złapać, wyobrażał sobie, że największym ludzkim szczęściem jest - tylko nie tułać się. Co prawda, to i należało mu się takie skromne szczęście, ale tak już był zwyczajny zawodów, że myślał o tym, jak w ogóle ludzie marzą o czymś niedoścignionym. Spodziewać się nie śmiał. Tymczasem niespodzianie w ciągu dwunastu godzin dostał posadę jakby wybraną dla siebie ze wszystkich na świecie. Nic też dziwnego, że gdy wieczorem zapalił swoja latarnię, był jakby odurzony, że pytał sam siebie, czy to prawda, i nie śmiał odpowiedzieć: tak. A tymczasem rzeczywistość przemawiała do niego nieprzepartymi dowodami; więc godziny jedna za drugą upływały mu na balkonie. Patrzył, nasycał się, przekonywał. Mogłoby się zdawać, że pierwszy raz w życiu widział morze, bo północ wybiła już na aspinwalskich zegarach, a on jeszcze nie opuszczał swojej powietrznej wyżyny - i patrzył. W dole pod jego stopami grało morze. Soczewka latarni rzucała w ciemność olbrzymi <text:span text:style-name="T2">ostro krąg</text:span> światła, poza którym oko starca ginęło w dali czarnej zupełnie, tajemniczej i strasznej. Ale dal owa zdawała się biegnąć ku światłu. Długie, wiorstowe fale wytaczały się z ciemności i rycząc szły aż do stóp wysepki, a wówczas widać było spienione ich grzbiety, połyskujące różowo w świetle latarni. Przypływ wzmagał się coraz bardziej i zalewał piaszczyste ławice. Tajemnicza mowa oceanu dochodziła z pełni coraz potężniej i głośniej, podobna czasem do huku armat, to do szumu olbrzymich lasów, to do dalekiego, zmąconego gwaru głosów ludzkich. Chwilami cichło. Potem o uszy starca odbijało się kilka wielkich westchnień, potem jakieś łkania - i znów groźne wybuchy. Wreszcie wiatr zwiał mgłę, ale napędził czarnych, poszarpanych chmur, które przysłaniały księżyc. Z zachodu poczynało dąć coraz mocniej. Bałwany skakały z wściekłością na urwisko latarni, oblizując pianą jej podmurowanie. W dali pomrukiwała burza. Na ciemnej, wzburzonej przestrzeni zabłysło kilka zielonych latarek, pouwieszanych do masztów okrętowych. Zielone owe punkciki to wznosiły się wysoko, to zapadały w dół, to chwiały się na prawo i na lewo. Skawiński zeszedł do swej izby. Burza poczęła wyć. Tam, na dworze, ludzie na owych okrętach walczyli z nocą, z ciemnością, z falą; w izbie zaś spokojnie było i cicho. Nawet odgłosy burzy słabo przedzierały się przez grube mury i tylko miarowe tik-tak! zegara kołysało utrudzonego starca jakby do sn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Tahoma"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pl" fo:country="PL" style:font-name-asian="Tahoma"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pl" fo:country="PL"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omyślna_20_czcionka_20_akapitu" style:display-name="Domyślna czcionka akapitu"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enryk Sienkiewicz „Latarnik” – fragment</dc:title>
    <dc:subject/>
    <meta:keyword/>
    <meta:initial-creator>Grazyna</meta:initial-creator>
    <meta:creation-date>2008-09-07T17:37:00</meta:creation-date>
    <dc:date>2018-09-21T10:32:34.492386905</dc:date>
    <meta:editing-cycles>7</meta:editing-cycles>
    <meta:editing-duration>PT27M41S</meta:editing-duration>
    <meta:document-statistic meta:table-count="0" meta:image-count="0" meta:object-count="0" meta:page-count="2" meta:paragraph-count="3" meta:word-count="771" meta:character-count="4997" meta:non-whitespace-character-count="4212"/>
    <meta:generator>LibreOffice/6.0.3.2$Linux_X86_64 LibreOffice_project/00m0$Build-2</meta:generator>
  </office:meta>
</office:document-meta>
</file>